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3826" officeooo:paragraph-rsid="00193826"/>
    </style:style>
    <style:style style:name="P2" style:family="paragraph" style:parent-style-name="Standard" style:list-style-name="L1">
      <style:text-properties officeooo:rsid="001aa205" officeooo:paragraph-rsid="001aa205"/>
    </style:style>
    <style:style style:name="P3" style:family="paragraph" style:parent-style-name="Standard" style:list-style-name="L1">
      <style:text-properties officeooo:rsid="001ae92b" officeooo:paragraph-rsid="001ae92b"/>
    </style:style>
    <style:style style:name="P4" style:family="paragraph" style:parent-style-name="Standard" style:list-style-name="L1">
      <style:text-properties officeooo:rsid="001bffa8" officeooo:paragraph-rsid="001bffa8"/>
    </style:style>
    <style:style style:name="P5" style:family="paragraph" style:parent-style-name="Standard" style:list-style-name="L1">
      <style:text-properties officeooo:rsid="001ddaef" officeooo:paragraph-rsid="001ddaef"/>
    </style:style>
    <style:style style:name="P6" style:family="paragraph" style:parent-style-name="Standard" style:list-style-name="L1">
      <style:text-properties officeooo:rsid="002949b3" officeooo:paragraph-rsid="002949b3"/>
    </style:style>
    <style:style style:name="P7" style:family="paragraph" style:parent-style-name="Standard" style:list-style-name="L1">
      <style:text-properties officeooo:rsid="002949b3" officeooo:paragraph-rsid="0041f4cc"/>
    </style:style>
    <style:style style:name="P8" style:family="paragraph" style:parent-style-name="Standard" style:list-style-name="L1">
      <style:text-properties officeooo:rsid="002949b3" officeooo:paragraph-rsid="0047b9ef"/>
    </style:style>
    <style:style style:name="P9" style:family="paragraph" style:parent-style-name="Standard" style:list-style-name="L1">
      <style:text-properties officeooo:rsid="002949b3" officeooo:paragraph-rsid="005605eb"/>
    </style:style>
    <style:style style:name="P10" style:family="paragraph" style:parent-style-name="Standard" style:list-style-name="L1">
      <style:text-properties officeooo:rsid="00323c33" officeooo:paragraph-rsid="00323c33"/>
    </style:style>
    <style:style style:name="P11" style:family="paragraph" style:parent-style-name="Standard" style:list-style-name="L1">
      <style:text-properties officeooo:rsid="00202803" officeooo:paragraph-rsid="00202803"/>
    </style:style>
    <style:style style:name="P12" style:family="paragraph" style:parent-style-name="Standard" style:list-style-name="L1">
      <style:text-properties officeooo:rsid="002122f5" officeooo:paragraph-rsid="002122f5"/>
    </style:style>
    <style:style style:name="P13" style:family="paragraph" style:parent-style-name="Standard" style:list-style-name="L1">
      <style:text-properties officeooo:rsid="0027c439" officeooo:paragraph-rsid="0027c439"/>
    </style:style>
    <style:style style:name="P14" style:family="paragraph" style:parent-style-name="Standard" style:list-style-name="L1">
      <style:text-properties officeooo:rsid="0027c439" officeooo:paragraph-rsid="002949b3"/>
    </style:style>
    <style:style style:name="P15" style:family="paragraph" style:parent-style-name="Standard" style:list-style-name="L1">
      <style:text-properties officeooo:rsid="0027c439" officeooo:paragraph-rsid="002ecc85"/>
    </style:style>
    <style:style style:name="P16" style:family="paragraph" style:parent-style-name="Standard" style:list-style-name="L1">
      <style:text-properties officeooo:rsid="0027c439" officeooo:paragraph-rsid="00361482"/>
    </style:style>
    <style:style style:name="P17" style:family="paragraph" style:parent-style-name="Standard" style:list-style-name="L1">
      <style:text-properties officeooo:rsid="002624e5" officeooo:paragraph-rsid="002624e5"/>
    </style:style>
    <style:style style:name="P18" style:family="paragraph" style:parent-style-name="Standard" style:list-style-name="L1">
      <style:text-properties officeooo:rsid="0034949e" officeooo:paragraph-rsid="00361482"/>
    </style:style>
    <style:style style:name="P19" style:family="paragraph" style:parent-style-name="Standard" style:list-style-name="L1">
      <style:text-properties officeooo:rsid="002ecc85" officeooo:paragraph-rsid="002ecc85"/>
    </style:style>
    <style:style style:name="P20" style:family="paragraph" style:parent-style-name="Standard" style:list-style-name="L1">
      <style:text-properties officeooo:rsid="0041f4cc" officeooo:paragraph-rsid="0041f4cc"/>
    </style:style>
    <style:style style:name="P21" style:family="paragraph" style:parent-style-name="Standard" style:list-style-name="L1">
      <style:text-properties officeooo:rsid="002f93d4" officeooo:paragraph-rsid="002f93d4"/>
    </style:style>
    <style:style style:name="P22" style:family="paragraph" style:parent-style-name="Standard" style:list-style-name="L1">
      <style:text-properties officeooo:rsid="003092b4" officeooo:paragraph-rsid="003092b4"/>
    </style:style>
    <style:style style:name="P23" style:family="paragraph" style:parent-style-name="Standard" style:list-style-name="L1">
      <style:text-properties officeooo:rsid="00361482" officeooo:paragraph-rsid="0041f4cc"/>
    </style:style>
    <style:style style:name="P24" style:family="paragraph" style:parent-style-name="Standard" style:list-style-name="L1">
      <style:text-properties officeooo:rsid="00361482" officeooo:paragraph-rsid="00361482"/>
    </style:style>
    <style:style style:name="P25" style:family="paragraph" style:parent-style-name="Standard" style:list-style-name="L1">
      <style:text-properties officeooo:rsid="0037b977" officeooo:paragraph-rsid="0037b977"/>
    </style:style>
    <style:style style:name="P26" style:family="paragraph" style:parent-style-name="Standard" style:list-style-name="L1">
      <style:text-properties officeooo:rsid="0037b977" officeooo:paragraph-rsid="0051855d"/>
    </style:style>
    <style:style style:name="P27" style:family="paragraph" style:parent-style-name="Standard" style:list-style-name="L1">
      <style:text-properties officeooo:rsid="00396abc" officeooo:paragraph-rsid="00396abc"/>
    </style:style>
    <style:style style:name="P28" style:family="paragraph" style:parent-style-name="Standard" style:list-style-name="L1">
      <style:text-properties officeooo:rsid="003efb11" officeooo:paragraph-rsid="003c592f"/>
    </style:style>
    <style:style style:name="P29" style:family="paragraph" style:parent-style-name="Standard" style:list-style-name="L1">
      <style:text-properties officeooo:rsid="0043c4af" officeooo:paragraph-rsid="0043c4af"/>
    </style:style>
    <style:style style:name="P30" style:family="paragraph" style:parent-style-name="Standard" style:list-style-name="L1">
      <style:text-properties officeooo:rsid="00444f8f" officeooo:paragraph-rsid="00444f8f"/>
    </style:style>
    <style:style style:name="P31" style:family="paragraph" style:parent-style-name="Standard" style:list-style-name="L1">
      <style:text-properties officeooo:rsid="004645c5" officeooo:paragraph-rsid="004645c5"/>
    </style:style>
    <style:style style:name="P32" style:family="paragraph" style:parent-style-name="Standard">
      <style:text-properties officeooo:rsid="004645c5" officeooo:paragraph-rsid="004645c5"/>
    </style:style>
    <style:style style:name="P33" style:family="paragraph" style:parent-style-name="Standard" style:list-style-name="L1">
      <style:text-properties officeooo:rsid="0047b9ef" officeooo:paragraph-rsid="0047b9ef"/>
    </style:style>
    <style:style style:name="P34" style:family="paragraph" style:parent-style-name="Standard" style:list-style-name="L1">
      <style:text-properties officeooo:rsid="0048ba9e" officeooo:paragraph-rsid="0048ba9e"/>
    </style:style>
    <style:style style:name="P35" style:family="paragraph" style:parent-style-name="Standard" style:list-style-name="L1">
      <style:text-properties officeooo:rsid="00498796" officeooo:paragraph-rsid="00498796"/>
    </style:style>
    <style:style style:name="P36" style:family="paragraph" style:parent-style-name="Standard" style:list-style-name="L1">
      <style:text-properties officeooo:rsid="004b372d" officeooo:paragraph-rsid="004b372d"/>
    </style:style>
    <style:style style:name="P37" style:family="paragraph" style:parent-style-name="Standard" style:list-style-name="L1">
      <style:text-properties officeooo:rsid="004caea1" officeooo:paragraph-rsid="004caea1"/>
    </style:style>
    <style:style style:name="P38" style:family="paragraph" style:parent-style-name="Standard" style:list-style-name="L1">
      <style:text-properties officeooo:rsid="004d8c51" officeooo:paragraph-rsid="004d8c51"/>
    </style:style>
    <style:style style:name="P39" style:family="paragraph" style:parent-style-name="Standard" style:list-style-name="L1">
      <style:text-properties officeooo:rsid="004f8e94" officeooo:paragraph-rsid="004f8e94"/>
    </style:style>
    <style:style style:name="P40" style:family="paragraph" style:parent-style-name="Standard" style:list-style-name="L1">
      <style:text-properties officeooo:rsid="0053ef7d" officeooo:paragraph-rsid="0053ef7d"/>
    </style:style>
    <style:style style:name="P41" style:family="paragraph" style:parent-style-name="Heading_20_1">
      <style:paragraph-properties fo:text-align="center" style:justify-single-word="false"/>
      <style:text-properties officeooo:paragraph-rsid="0040a1d1"/>
    </style:style>
    <style:style style:name="P42" style:family="paragraph" style:parent-style-name="Header">
      <style:text-properties officeooo:rsid="0040a1d1" officeooo:paragraph-rsid="0040a1d1"/>
    </style:style>
    <style:style style:name="T1" style:family="text">
      <style:text-properties officeooo:rsid="001ddaef"/>
    </style:style>
    <style:style style:name="T2" style:family="text">
      <style:text-properties officeooo:rsid="001f4ded"/>
    </style:style>
    <style:style style:name="T3" style:family="text">
      <style:text-properties officeooo:rsid="002122f5"/>
    </style:style>
    <style:style style:name="T4" style:family="text">
      <style:text-properties officeooo:rsid="002949b3"/>
    </style:style>
    <style:style style:name="T5" style:family="text">
      <style:text-properties officeooo:rsid="002a4923"/>
    </style:style>
    <style:style style:name="T6" style:family="text">
      <style:text-properties officeooo:rsid="002d9573"/>
    </style:style>
    <style:style style:name="T7" style:family="text">
      <style:text-properties officeooo:rsid="002ecc85"/>
    </style:style>
    <style:style style:name="T8" style:family="text">
      <style:text-properties officeooo:rsid="003092b4"/>
    </style:style>
    <style:style style:name="T9" style:family="text">
      <style:text-properties officeooo:rsid="00323c33"/>
    </style:style>
    <style:style style:name="T10" style:family="text">
      <style:text-properties officeooo:rsid="0032844c"/>
    </style:style>
    <style:style style:name="T11" style:family="text">
      <style:text-properties officeooo:rsid="00352133"/>
    </style:style>
    <style:style style:name="T12" style:family="text">
      <style:text-properties officeooo:rsid="00361482"/>
    </style:style>
    <style:style style:name="T13" style:family="text">
      <style:text-properties officeooo:rsid="0037b977"/>
    </style:style>
    <style:style style:name="T14" style:family="text">
      <style:text-properties officeooo:rsid="003b5ab0"/>
    </style:style>
    <style:style style:name="T15" style:family="text">
      <style:text-properties officeooo:rsid="0040a1d1"/>
    </style:style>
    <style:style style:name="T16" style:family="text">
      <style:text-properties officeooo:rsid="0041f4cc"/>
    </style:style>
    <style:style style:name="T17" style:family="text">
      <style:text-properties officeooo:rsid="0043c4af"/>
    </style:style>
    <style:style style:name="T18" style:family="text">
      <style:text-properties officeooo:rsid="004600c8"/>
    </style:style>
    <style:style style:name="T19" style:family="text">
      <style:text-properties officeooo:rsid="004645c5"/>
    </style:style>
    <style:style style:name="T20" style:family="text">
      <style:text-properties officeooo:rsid="0047b9ef"/>
    </style:style>
    <style:style style:name="T21" style:family="text">
      <style:text-properties officeooo:rsid="0048ba9e"/>
    </style:style>
    <style:style style:name="T22" style:family="text">
      <style:text-properties officeooo:rsid="00498796"/>
    </style:style>
    <style:style style:name="T23" style:family="text">
      <style:text-properties officeooo:rsid="004b5e5a"/>
    </style:style>
    <style:style style:name="T24" style:family="text">
      <style:text-properties officeooo:rsid="004cb4b2"/>
    </style:style>
    <style:style style:name="T25" style:family="text">
      <style:text-properties officeooo:rsid="004dd065"/>
    </style:style>
    <style:style style:name="T26" style:family="text">
      <style:text-properties officeooo:rsid="004ff7e0"/>
    </style:style>
    <style:style style:name="T27" style:family="text">
      <style:text-properties officeooo:rsid="003c592f"/>
    </style:style>
    <style:style style:name="T28" style:family="text">
      <style:text-properties officeooo:rsid="0052beea"/>
    </style:style>
    <style:style style:name="T29" style:family="text">
      <style:text-properties officeooo:rsid="0053ef7d"/>
    </style:style>
    <style:style style:name="T30" style:family="text">
      <style:text-properties officeooo:rsid="005605e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38094810304323921" text:style-name="Outline">
        <text:list-item>
          <text:h text:style-name="P41" text:outline-level="1">Plan d<text:span text:style-name="T15">e</text:span> mémoire </text:h>
        </text:list-item>
      </text:list>
      <text:p text:style-name="Title"><text:span text:style-name="T15">Refonte du</text:span> moteur de recherche du Parlement Européen</text:p>
      <text:list xml:id="list850804172514339455" text:style-name="L1">
        <text:list-item>
          <text:h text:style-name="P1" text:outline-level="1"><text:bookmark-start text:name="__RefHeading___Toc793_1898550510"/>Statut et mission de l’auditeur au sein du Parlement Européen<text:bookmark-end text:name="__RefHeading___Toc793_1898550510"/></text:h>
          <text:list>
            <text:list-item>
              <text:h text:style-name="P29" text:outline-level="1">Le<text:span text:style-name="T29">s institutions européennes</text:span></text:h>
            </text:list-item>
            <text:list-item>
              <text:h text:style-name="P40" text:outline-level="1">Le Parlement Européen</text:h>
            </text:list-item>
            <text:list-item>
              <text:h text:style-name="P29" text:outline-level="1">Le service EVOLUTION</text:h>
            </text:list-item>
            <text:list-item>
              <text:h text:style-name="P29" text:outline-level="1">La mission de l’auditeur</text:h>
              <text:h text:style-name="P29" text:outline-level="1"/>
            </text:list-item>
          </text:list>
        </text:list-item>
        <text:list-item>
          <text:h text:style-name="P2" text:outline-level="1"><text:bookmark-start text:name="__RefHeading___Toc795_1898550510"/><text:span text:style-name="T3">L</text:span>a situation initiale<text:bookmark-end text:name="__RefHeading___Toc795_1898550510"/></text:h>
          <text:list>
            <text:list-item>
              <text:h text:style-name="P2" text:outline-level="1"><text:bookmark-start text:name="__RefHeading___Toc797_1898550510"/>Présentation et fonction de la GSA<text:bookmark-end text:name="__RefHeading___Toc797_1898550510"/></text:h>
              <text:h text:style-name="P29" text:outline-level="1"><text:span text:style-name="T19">(</text:span>Description du service Google Search Appliance<text:span text:style-name="T19">)</text:span>.</text:h>
            </text:list-item>
            <text:list-item>
              <text:h text:style-name="P30" text:outline-level="1">Définition de l’<text:span text:style-name="T18">architecture applicative existante</text:span></text:h>
            </text:list-item>
            <text:list-item>
              <text:h text:style-name="P3" text:outline-level="1"><text:bookmark-start text:name="__RefHeading___Toc799_1898550510"/>Les lacunes du système<text:bookmark-end text:name="__RefHeading___Toc799_1898550510"/></text:h>
              <text:list>
                <text:list-item>
                  <text:h text:style-name="P3" text:outline-level="1"><text:bookmark-start text:name="__RefHeading___Toc801_1898550510"/><text:span text:style-name="T1">Une f</text:span>onction principale insatisfaisante<text:bookmark-end text:name="__RefHeading___Toc801_1898550510"/></text:h>
                </text:list-item>
                <text:list-item>
                  <text:h text:style-name="P3" text:outline-level="1"><text:bookmark-start text:name="__RefHeading___Toc803_1898550510"/><text:span text:style-name="T1">Des f</text:span>onctions secondaire<text:span text:style-name="T1">s</text:span> absentes<text:bookmark-end text:name="__RefHeading___Toc803_1898550510"/></text:h>
                </text:list-item>
              </text:list>
            </text:list-item>
            <text:list-item>
              <text:h text:style-name="P4" text:outline-level="1"><text:bookmark-start text:name="__RefHeading___Toc805_1898550510"/>Une échéance à relever<text:bookmark-end text:name="__RefHeading___Toc805_1898550510"/></text:h>
              <text:h text:style-name="P4" text:outline-level="1"/>
            </text:list-item>
          </text:list>
        </text:list-item>
        <text:list-item>
          <text:h text:style-name="P29" text:outline-level="1">Cahier des charges</text:h>
          <text:list>
            <text:list-item>
              <text:h text:style-name="P5" text:outline-level="1"><text:bookmark-start text:name="__RefHeading___Toc813_1898550510"/><text:span text:style-name="T17">Les besoins</text:span> fonctionnel<text:span text:style-name="T2">les</text:span><text:bookmark-end text:name="__RefHeading___Toc813_1898550510"/></text:h>
              <text:list>
                <text:list-item>
                  <text:h text:style-name="P6" text:outline-level="1"><text:bookmark-start text:name="__RefHeading___Toc815_1898550510"/>Les besoins de la direction de la commu<text:span text:style-name="T5">ni</text:span>cation<text:bookmark-end text:name="__RefHeading___Toc815_1898550510"/></text:h>
                </text:list-item>
                <text:list-item>
                  <text:h text:style-name="P6" text:outline-level="1"><text:bookmark-start text:name="__RefHeading___Toc817_1898550510"/>Les besoins de la direction technique<text:bookmark-end text:name="__RefHeading___Toc817_1898550510"/></text:h>
                </text:list-item>
              </text:list>
            </text:list-item>
            <text:list-item>
              <text:h text:style-name="P5" text:outline-level="1"><text:bookmark-start text:name="__RefHeading___Toc819_1898550510"/><text:span text:style-name="T17">Les besoins</text:span> technique<text:span text:style-name="T2">s</text:span><text:bookmark-end text:name="__RefHeading___Toc819_1898550510"/></text:h>
              <text:list>
                <text:list-item>
                  <text:h text:style-name="P6" text:outline-level="1"><text:bookmark-start text:name="__RefHeading___Toc821_1898550510"/>Les technologies <text:span text:style-name="T19">supportées et </text:span>autorisées<text:bookmark-end text:name="__RefHeading___Toc821_1898550510"/></text:h>
                </text:list-item>
                <text:list-item>
                  <text:h text:style-name="P9" text:outline-level="1"><text:bookmark-start text:name="__RefHeading___Toc823_1898550510"/>Les processus qualit<text:span text:style-name="T9">é (framework ASTRA)</text:span><text:bookmark-end text:name="__RefHeading___Toc823_1898550510"/></text:h>
                  <text:list>
                    <text:list-item>
                      <text:h text:style-name="P10" text:outline-level="1"><text:bookmark-start text:name="__RefHeading___Toc825_1898550510"/>Le suivi <text:span text:style-name="T30">(JIRA)</text:span><text:bookmark-end text:name="__RefHeading___Toc825_1898550510"/></text:h>
                    </text:list-item>
                    <text:list-item>
                      <text:h text:style-name="P10" text:outline-level="1"><text:bookmark-start text:name="__RefHeading___Toc827_1898550510"/>Documentation <text:span text:style-name="T30">(WIKI)</text:span><text:bookmark-end text:name="__RefHeading___Toc827_1898550510"/></text:h>
                    </text:list-item>
                    <text:list-item>
                      <text:h text:style-name="P10" text:outline-level="1"><text:bookmark-start text:name="__RefHeading___Toc829_1898550510"/>Intégration continue <text:span text:style-name="T10">(Jenkins)</text:span><text:bookmark-end text:name="__RefHeading___Toc829_1898550510"/></text:h>
                    </text:list-item>
                    <text:list-item>
                      <text:h text:style-name="P10" text:outline-level="1"><text:bookmark-start text:name="__RefHeading___Toc833_1898550510"/><text:span text:style-name="T30">Couverture et analyse de code</text:span> automatique <text:span text:style-name="T30">(</text:span>Sonar<text:span text:style-name="T30">)</text:span><text:bookmark-end text:name="__RefHeading___Toc833_1898550510"/></text:h>
                    </text:list-item>
                  </text:list>
                </text:list-item>
                <text:list-item>
                  <text:h text:style-name="P31" text:outline-level="1">Un projet pilote vers le Cloud</text:h>
                  <text:h text:style-name="P31" text:outline-level="1"/>
                </text:list-item>
              </text:list>
            </text:list-item>
          </text:list>
        </text:list-item>
        <text:list-item>
          <text:h text:style-name="P31" text:outline-level="1">La gestion du projet</text:h>
          <text:list>
            <text:list-item>
              <text:h text:style-name="P31" text:outline-level="1">Budget</text:h>
            </text:list-item>
            <text:list-item>
              <text:h text:style-name="P31" text:outline-level="1">Planning prévisionnel </text:h>
            </text:list-item>
          </text:list>
        </text:list-item>
      </text:list>
      <text:list xml:id="list7630400347190656339" text:style-name="Numbering_20_1">
        <text:list-header>
          <text:h text:style-name="P32" text:outline-level="1"/>
        </text:list-header>
      </text:list>
      <text:list xml:id="list171959258793271" text:continue-list="list850804172514339455" text:style-name="L1">
        <text:list-item>
          <text:h text:style-name="P11" text:outline-level="1"><text:bookmark-start text:name="__RefHeading___Toc835_1898550510"/>L<text:span text:style-name="T19">a conception</text:span> <text:span text:style-name="T6">du </text:span>proje<text:span text:style-name="T20">t</text:span><text:bookmark-end text:name="__RefHeading___Toc835_1898550510"/></text:h>
          <text:list>
            <text:list-item>
              <text:h text:style-name="P33" text:outline-level="1"><text:bookmark-start text:name="__RefHeading___Toc839_1898550510"/>Analyse fonctionnelle<text:bookmark-end text:name="__RefHeading___Toc839_1898550510"/></text:h>
              <text:h text:style-name="P33" text:outline-level="1">(<text:span text:style-name="T22">diagramme fonctionnel, use cases</text:span>)</text:h>
            </text:list-item>
            <text:list-item>
              <text:h text:style-name="P34" text:outline-level="1"><text:soft-page-break/><text:span text:style-name="T23">A</text:span>rchitecture technique <text:span text:style-name="T23">prévisionnelle</text:span></text:h>
              <text:h text:style-name="P33" text:outline-level="1">(Schéma d’architecture <text:span text:style-name="T21">provisoire</text:span>)</text:h>
            </text:list-item>
            <text:list-item>
              <text:h text:style-name="P6" text:outline-level="1"><text:bookmark-start text:name="__RefHeading___Toc841_1898550510"/>Etat de l’art des solutions techniques applicables<text:bookmark-end text:name="__RefHeading___Toc841_1898550510"/></text:h>
              <text:list>
                <text:list-item>
                  <text:h text:style-name="P33" text:outline-level="1">Les webservices</text:h>
                </text:list-item>
                <text:list-item>
                  <text:h text:style-name="P34" text:outline-level="1">Les interfaces graphiques</text:h>
                </text:list-item>
                <text:list-item>
                  <text:h text:style-name="P33" text:outline-level="1">Les systèmes d’indexation</text:h>
                  <text:h text:style-name="P35" text:outline-level="1">(nécessite une phase de recherche approfondie)</text:h>
                </text:list-item>
              </text:list>
            </text:list-item>
            <text:list-item>
              <text:h text:style-name="P34" text:outline-level="1"><text:bookmark-start text:name="__RefHeading___Toc843_1898550510"/>Recherches et prototypage<text:bookmark-end text:name="__RefHeading___Toc843_1898550510"/></text:h>
              <text:list>
                <text:list-item>
                  <text:h text:style-name="P12" text:outline-level="1"><text:bookmark-start text:name="__RefHeading___Toc845_1898550510"/>Un POC du module d’indexation<text:bookmark-end text:name="__RefHeading___Toc845_1898550510"/></text:h>
                </text:list-item>
                <text:list-item>
                  <text:h text:style-name="P12" text:outline-level="1"><text:bookmark-start text:name="__RefHeading___Toc847_1898550510"/>La solution Azur Search<text:bookmark-end text:name="__RefHeading___Toc847_1898550510"/></text:h>
                </text:list-item>
                <text:list-item>
                  <text:h text:style-name="P12" text:outline-level="1"><text:bookmark-start text:name="__RefHeading___Toc849_1898550510"/>Les solutions Amazon<text:bookmark-end text:name="__RefHeading___Toc849_1898550510"/></text:h>
                  <text:list>
                    <text:list-item>
                      <text:h text:style-name="P12" text:outline-level="1"><text:bookmark-start text:name="__RefHeading___Toc851_1898550510"/>CloudSearch<text:bookmark-end text:name="__RefHeading___Toc851_1898550510"/></text:h>
                    </text:list-item>
                    <text:list-item>
                      <text:h text:style-name="P12" text:outline-level="1"><text:bookmark-start text:name="__RefHeading___Toc853_1898550510"/>ElasticSearch service<text:bookmark-end text:name="__RefHeading___Toc853_1898550510"/></text:h>
                      <text:h text:style-name="P13" text:outline-level="1"><text:bookmark-start text:name="__RefHeading___Toc855_1898550510"/>(Parler de la gestion des droits)<text:bookmark-end text:name="__RefHeading___Toc855_1898550510"/></text:h>
                    </text:list-item>
                  </text:list>
                </text:list-item>
                <text:list-item>
                  <text:h text:style-name="P17" text:outline-level="1"><text:bookmark-start text:name="__RefHeading___Toc857_1898550510"/>L’hébergement des index ElasticSearch sur le réseau du Parlement<text:bookmark-end text:name="__RefHeading___Toc857_1898550510"/></text:h>
                </text:list-item>
              </text:list>
            </text:list-item>
            <text:list-item>
              <text:h text:style-name="P34" text:outline-level="1"><text:bookmark-start text:name="__RefHeading___Toc859_1898550510"/>Choix de la solution<text:bookmark-end text:name="__RefHeading___Toc859_1898550510"/></text:h>
              <text:list>
                <text:list-item>
                  <text:h text:style-name="P34" text:outline-level="1">Les motifs du choix</text:h>
                  <text:h text:style-name="P37" text:outline-level="1">(malgré la complexité : on privilégie la sécurité (rapatriement possible en intranet) et la flexibilité (possibilité de couvrir un plus grand nombre de besoin<text:span text:style-name="T24">s</text:span>) =&gt; prise de risques sur le budget <text:span text:style-name="T24">prévisionnel</text:span>)</text:h>
                  <text:h text:style-name="P37" text:outline-level="1"/>
                </text:list-item>
                <text:list-item>
                  <text:h text:style-name="P34" text:outline-level="1">Schéma d’architecture technique définitif</text:h>
                </text:list-item>
              </text:list>
            </text:list-item>
            <text:list-item>
              <text:h text:style-name="P34" text:outline-level="1">Conclusion</text:h>
              <text:h text:style-name="P34" text:outline-level="1"/>
            </text:list-item>
          </text:list>
        </text:list-item>
        <text:list-item>
          <text:h text:style-name="P31" text:outline-level="1">La réalisation</text:h>
          <text:list>
            <text:list-item>
              <text:h text:style-name="P13" text:outline-level="1"><text:bookmark-start text:name="__RefHeading___Toc867_1898550510"/>Un développement par itération<text:bookmark-end text:name="__RefHeading___Toc867_1898550510"/></text:h>
              <text:list>
                <text:list-item>
                  <text:h text:style-name="P6" text:outline-level="1"><text:bookmark-start text:name="__RefHeading___Toc873_1898550510"/>De plus prioritaire au moins prioritaire<text:bookmark-end text:name="__RefHeading___Toc873_1898550510"/></text:h>
                </text:list-item>
                <text:list-item>
                  <text:h text:style-name="P14" text:outline-level="1"><text:bookmark-start text:name="__RefHeading___Toc875_1898550510"/>Des phases d’analyse approfondie<text:span text:style-name="T16">s</text:span> et une redéfinition des besoins<text:bookmark-end text:name="__RefHeading___Toc875_1898550510"/></text:h>
                  <text:h text:style-name="P7" text:outline-level="1">(<text:span text:style-name="T7">note : </text:span>Une technologie mal comprise par la maîtrise d’ouvrage et par la maîtrise d’œuvre <text:span text:style-name="T25">+</text:span> <text:span text:style-name="T25">coûts incertains de la plateforme</text:span>)</text:h>
                </text:list-item>
                <text:list-item>
                  <text:h text:style-name="P6" text:outline-level="1"><text:bookmark-start text:name="__RefHeading___Toc877_1898550510"/>Validation et boucle de retro-action<text:bookmark-end text:name="__RefHeading___Toc877_1898550510"/></text:h>
                  <text:h text:style-name="P6" text:outline-level="1"><text:bookmark-start text:name="__RefHeading___Toc879_1898550510"/>(<text:span text:style-name="T7">note : </text:span>exemples : <text:bookmark-end text:name="__RefHeading___Toc879_1898550510"/></text:h>
                  <text:h text:style-name="P6" text:outline-level="1"><text:bookmark-start text:name="__RefHeading___Toc881_1898550510"/>fréquence parsing trop importante,<text:bookmark-end text:name="__RefHeading___Toc881_1898550510"/></text:h>
                  <text:h text:style-name="P6" text:outline-level="1"><text:bookmark-start text:name="__RefHeading___Toc883_1898550510"/><text:s/>synonyme<text:span text:style-name="T7">s</text:span> trop laborieux <text:span text:style-name="T8">remplacé par la suggestion de phrase</text:span>, <text:bookmark-end text:name="__RefHeading___Toc883_1898550510"/></text:h>
                  <text:h text:style-name="P8" text:outline-level="1">autocompletion fulltext remplacé<text:span text:style-name="T7">e</text:span> par l’historique des requêtes,</text:h>
                  <text:h text:style-name="P38" text:outline-level="1">Déclaration dynamique des planètes,</text:h>
                  <text:h text:style-name="P8" text:outline-level="1"><text:span text:style-name="T20">Refonte du mapping planete ↔ index</text:span>)</text:h>
                </text:list-item>
              </text:list>
            </text:list-item>
            <text:list-item>
              <text:h text:style-name="P6" text:outline-level="1"><text:bookmark-start text:name="__RefHeading___Toc887_1898550510"/><text:span text:style-name="T7">Finition du module d’indexation et de son interface </text:span>d’administration<text:bookmark-end text:name="__RefHeading___Toc887_1898550510"/></text:h>
              <text:list>
                <text:list-item>
                  <text:h text:style-name="P19" text:outline-level="1"><text:bookmark-start text:name="__RefHeading___Toc889_1898550510"/>La gestion des fréquences d’indexation<text:bookmark-end text:name="__RefHeading___Toc889_1898550510"/></text:h>
                </text:list-item>
                <text:list-item>
                  <text:h text:style-name="P19" text:outline-level="1"><text:bookmark-start text:name="__RefHeading___Toc891_1898550510"/>Le lien entre les pages html et le modèle de données<text:bookmark-end text:name="__RefHeading___Toc891_1898550510"/></text:h>
                </text:list-item>
                <text:list-item>
                  <text:h text:style-name="P19" text:outline-level="1"><text:bookmark-start text:name="__RefHeading___Toc893_1898550510"/>La distinction entre les liens suivis et les pages indexées<text:bookmark-end text:name="__RefHeading___Toc893_1898550510"/></text:h>
                </text:list-item>
                <text:list-item>
                  <text:h text:style-name="P15" text:outline-level="1"><text:bookmark-start text:name="__RefHeading___Toc895_1898550510"/><text:span text:style-name="T7">P</text:span>olitiques d’indexation <text:span text:style-name="T7">et suppression des pages obsolètes</text:span><text:bookmark-end text:name="__RefHeading___Toc895_1898550510"/></text:h>
                </text:list-item>
                <text:list-item>
                  <text:h text:style-name="P19" text:outline-level="1"><text:bookmark-start text:name="__RefHeading___Toc897_1898550510"/><text:soft-page-break/>La gestion des pages en erreur<text:bookmark-end text:name="__RefHeading___Toc897_1898550510"/></text:h>
                  <text:h text:style-name="P20" text:outline-level="1">(des solutions imparfaites : effort maximal)</text:h>
                </text:list-item>
                <text:list-item>
                  <text:h text:style-name="P19" text:outline-level="1"><text:bookmark-start text:name="__RefHeading___Toc899_1898550510"/>Une interface d’édition des index<text:bookmark-end text:name="__RefHeading___Toc899_1898550510"/></text:h>
                </text:list-item>
              </text:list>
            </text:list-item>
            <text:list-item>
              <text:h text:style-name="P13" text:outline-level="1"><text:bookmark-start text:name="__RefHeading___Toc901_1898550510"/>L’<text:span text:style-name="T13">implémentation des</text:span> fonctionnalités <text:span text:style-name="T7">de recherches</text:span><text:bookmark-end text:name="__RefHeading___Toc901_1898550510"/></text:h>
              <text:list>
                <text:list-item>
                  <text:h text:style-name="P21" text:outline-level="1"><text:bookmark-start text:name="__RefHeading___Toc903_1898550510"/>Résumé des concepts ElasticSearch <text:bookmark-end text:name="__RefHeading___Toc903_1898550510"/></text:h>
                </text:list-item>
                <text:list-item>
                  <text:h text:style-name="P16" text:outline-level="1"><text:bookmark-start text:name="__RefHeading___Toc905_1898550510"/>L<text:span text:style-name="T4">e couplage entre la structure des index et les fonctionnalités de recherche</text:span><text:bookmark-end text:name="__RefHeading___Toc905_1898550510"/></text:h>
                </text:list-item>
                <text:list-item>
                  <text:h text:style-name="P21" text:outline-level="1"><text:bookmark-start text:name="__RefHeading___Toc907_1898550510"/><text:span text:style-name="T12">La</text:span> recherche sur une phrase<text:bookmark-end text:name="__RefHeading___Toc907_1898550510"/></text:h>
                </text:list-item>
                <text:list-item>
                  <text:h text:style-name="P21" text:outline-level="1"><text:bookmark-start text:name="__RefHeading___Toc909_1898550510"/>Une recherche simultanée sur la phrase et sur les mots<text:bookmark-end text:name="__RefHeading___Toc909_1898550510"/></text:h>
                </text:list-item>
                <text:list-item>
                  <text:h text:style-name="P21" text:outline-level="1"><text:bookmark-start text:name="__RefHeading___Toc911_1898550510"/>Corrections et suggestions de « phrases »<text:bookmark-end text:name="__RefHeading___Toc911_1898550510"/></text:h>
                </text:list-item>
                <text:list-item>
                  <text:h text:style-name="P22" text:outline-level="1"><text:bookmark-start text:name="__RefHeading___Toc913_1898550510"/>Auto complétion sur l’historique des requêtes pertinentes<text:bookmark-end text:name="__RefHeading___Toc913_1898550510"/></text:h>
                </text:list-item>
              </text:list>
            </text:list-item>
            <text:list-item>
              <text:h text:style-name="P18" text:outline-level="1"><text:bookmark-start text:name="__RefHeading___Toc915_1898550510"/>Le web service de recherc<text:span text:style-name="T11">h</text:span>e<text:bookmark-end text:name="__RefHeading___Toc915_1898550510"/></text:h>
              <text:list>
                <text:list-header>
                  <text:h text:style-name="P23" text:outline-level="1"><text:span text:style-name="T16">(note : </text:span>Une interface qui masque la complexité<text:span text:style-name="T16">)</text:span></text:h>
                </text:list-header>
                <text:list-item>
                  <text:h text:style-name="P24" text:outline-level="1"><text:bookmark-start text:name="__RefHeading___Toc917_1898550510"/>Un web service REST utilisable depuis n’importe quelle source<text:bookmark-end text:name="__RefHeading___Toc917_1898550510"/></text:h>
                </text:list-item>
                <text:list-item>
                  <text:h text:style-name="P24" text:outline-level="1"><text:bookmark-start text:name="__RefHeading___Toc921_1898550510"/>La définition du modèle de donnée exposé<text:bookmark-end text:name="__RefHeading___Toc921_1898550510"/></text:h>
                </text:list-item>
                <text:list-item>
                  <text:h text:style-name="P25" text:outline-level="1"><text:bookmark-start text:name="__RefHeading___Toc923_1898550510"/><text:span text:style-name="T14">Implémentation d’une page de recherche</text:span> simplifié<text:span text:style-name="T14">e</text:span><text:bookmark-end text:name="__RefHeading___Toc923_1898550510"/></text:h>
                </text:list-item>
              </text:list>
            </text:list-item>
            <text:list-item>
              <text:h text:style-name="P27" text:outline-level="1"><text:bookmark-start text:name="__RefHeading___Toc925_1898550510"/>Intégration du nouveau web service de recherche au site <text:span text:style-name="T14">internet </text:span>du parlement<text:bookmark-end text:name="__RefHeading___Toc925_1898550510"/></text:h>
              <text:h text:style-name="P27" text:outline-level="1"/>
            </text:list-item>
          </text:list>
        </text:list-item>
        <text:list-item>
          <text:h text:style-name="P36" text:outline-level="1">Tests et intégration continue</text:h>
          <text:list>
            <text:list-item>
              <text:h text:style-name="P39" text:outline-level="1">Test unitaires et couvertures de code <text:span text:style-name="T26">(tests d’algorithme)</text:span></text:h>
            </text:list-item>
            <text:list-item>
              <text:h text:style-name="P39" text:outline-level="1">Les critères qualité de l’analyse automatique du code</text:h>
            </text:list-item>
            <text:list-item>
              <text:h text:style-name="P39" text:outline-level="1">Les tests d’intégration <text:span text:style-name="T26">(tests techniques d’intégration)</text:span></text:h>
            </text:list-item>
            <text:list-item>
              <text:h text:style-name="P39" text:outline-level="1">Les tests de validation <text:span text:style-name="T26">(tests utilisateurs sur la satisfaction des besoins)</text:span></text:h>
              <text:h text:style-name="P39" text:outline-level="1"/>
            </text:list-item>
          </text:list>
        </text:list-item>
        <text:list-item>
          <text:h text:style-name="P25" text:outline-level="1"><text:bookmark-start text:name="__RefHeading___Toc927_1898550510"/>La documentation<text:bookmark-end text:name="__RefHeading___Toc927_1898550510"/></text:h>
          <text:list>
            <text:list-item>
              <text:h text:style-name="P25" text:outline-level="1"><text:bookmark-start text:name="__RefHeading___Toc929_1898550510"/>Le Document Technique d’Architecture (DTA)<text:bookmark-end text:name="__RefHeading___Toc929_1898550510"/></text:h>
            </text:list-item>
            <text:list-item>
              <text:h text:style-name="P25" text:outline-level="1"><text:bookmark-start text:name="__RefHeading___Toc931_1898550510"/>La documentation technique <text:bookmark-end text:name="__RefHeading___Toc931_1898550510"/></text:h>
            </text:list-item>
            <text:list-item>
              <text:h text:style-name="P25" text:outline-level="1"><text:bookmark-start text:name="__RefHeading___Toc933_1898550510"/>La documentation Java et les commentaires<text:bookmark-end text:name="__RefHeading___Toc933_1898550510"/></text:h>
              <text:h text:style-name="P25" text:outline-level="1"/>
            </text:list-item>
          </text:list>
        </text:list-item>
        <text:list-item>
          <text:h text:style-name="P26" text:outline-level="1">La formation utilisateur</text:h>
          <text:h text:style-name="P26" text:outline-level="1"/>
        </text:list-item>
        <text:list-item>
          <text:h text:style-name="P26" text:outline-level="1"><text:span text:style-name="T27">Retours d’expérience</text:span></text:h>
          <text:h text:style-name="P26" text:outline-level="1"/>
        </text:list-item>
        <text:list-item>
          <text:h text:style-name="P28" text:outline-level="1"><text:bookmark-start text:name="__RefHeading___Toc939_1898550510"/>Conclusion<text:bookmark-end text:name="__RefHeading___Toc939_1898550510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1" style:list-style-name="Numbering_20_1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font-size="14pt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>
        <style:tab-stops/>
      </style:paragraph-properties>
      <style:text-properties fo:font-size="20pt" fo:font-weight="bold" fo:background-color="transparent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0a1d1" officeooo:paragraph-rsid="0040a1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list xml:id="list8738094810304323921" text:style-name="Outline">
          <text:list-item>
            <text:h text:style-name="MP1" text:outline-level="1">Charles Huber <text:s text:c="100"/>CNAM GRAND EST 2017/2018</text:h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8-01-22T17:19:58.487033570</dc:date>
    <meta:editing-duration>P11DT9H56M29S</meta:editing-duration>
    <meta:editing-cycles>63</meta:editing-cycles>
    <meta:document-statistic meta:table-count="0" meta:image-count="0" meta:object-count="0" meta:page-count="3" meta:paragraph-count="99" meta:word-count="629" meta:character-count="4400" meta:non-whitespace-character-count="3682"/>
  </office:meta>
</office:document-meta>
</file>